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mark-silver" xlink:type="simple">Mark! Silver</text:a>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otal-eclipse" xlink:type="simple">Total Eclipse</text:a></text:p>
          </table:table-cell>
          <table:table-cell table:style-name="ce9" office:value-type="date" office:date-value="2017-08-21" calcext:value-type="date">
            <text:p>08/21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Prior Friend</text:p>
          </table:table-cell>
          <table:table-cell table:style-name="ce9" office:value-type="date" office:date-value="2018-01-09" calcext:value-type="date">
            <text:p>01/09/18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office:value-type="string" calcext:value-type="string">
            <text:p>07/XX/18</text:p>
          </table:table-cell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Don’t Take Me Seriously</text:p>
          </table:table-cell>
          <table:table-cell office:value-type="string" calcext:value-type="string">
            <text:p>XX/XX/18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nd The TV Never Turned Off Again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Fell Out Of This World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!S3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office:value-type="string" calcext:value-type="string">
            <text:p>TBD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 table:number-rows-repeated="104852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1">00/00/0000</text:date>, <text:time style:data-style-name="N2" text:time-value="18:44:25.725824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08-21T18:49:23.541730728</dc:date>
    <meta:editing-duration>PT13M8S</meta:editing-duration>
    <meta:editing-cycles>7</meta:editing-cycles>
    <meta:generator>LibreOffice/5.4.0.3$Linux_X86_64 LibreOffice_project/40m0$Build-3</meta:generator>
    <meta:document-statistic meta:table-count="1" meta:cell-count="217" meta:object-count="0"/>
  </office:meta>
</office:document-meta>
</file>